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4pt" officeooo:rsid="0010b12b" officeooo:paragraph-rsid="0010b12b" style:font-size-asian="12.25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معادلة عامة لرسم أي شكل + كود يقرأ المعادلة ليرسم الشكل + كود يعمل عكس ذلك حيث يستنبط معادلة الشكل من صورته المدخلة.</text:p>
      <text:p text:style-name="P1"/>
      <text:p text:style-name="P1">هذه الأكواد وغيرها تم استغلالها كالتالي:</text:p>
      <text:p text:style-name="P1"/>
      <text:p text:style-name="P1">وضع نموذج لغوي معرفي عربي يتميّز بكثير من الابتكارات التي انفرد بها، حيث يقوم على تقنيات مبتكرة، تعليم معزز فيه معادلة رياضية جديدة تقود الوكيل.</text:p>
      <text:p text:style-name="P1"/>
      <text:p text:style-name="P1">تعلم عميق وشبكات عصبية لا تقوم على الأوزان والطبقات، إنّما على معادلة رياضية تتطوّر وتتكيّف تبع مرحلة التعليم.</text:p>
      <text:p text:style-name="P1"/>
      <text:p text:style-name="P1">دمج التعليم المعزز المبتكر مع التعلم العميق المبتكر في آلية تعلم آلي تشبه الخبير ذو الخبرات العميقة الذي يوجه مستكشف يأتي بنتائجه إليه فيدرسها ليوجهه من جديد بدقة أكبر.</text:p>
      <text:p text:style-name="P1"/>
      <text:p text:style-name="P1">ومع اكواد الرسم واستنباط المعادلات لن نحتاج الى شبكات ندربها على آلاف الصور، يكفي أنّنا نملك قاعدة بيانات فيها الأشكال الأساسية، فحين نعرض صورة جديدة، فالقارئ لها يعمل بفارق سماحية مقبولة؛ لذلك سيقارن الصورة الجديدة بالتي في حصيلته، إن كانت تحت الفرق المسموح فسيصنفها مثلاً على أنّها قطة بخلفية بيوت وأشجار.</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8T00:06:38.118436711</meta:creation-date>
    <dc:date>2025-04-28T00:17:08.406483391</dc:date>
    <meta:editing-duration>PT17S</meta:editing-duration>
    <meta:editing-cycles>1</meta:editing-cycles>
    <meta:document-statistic meta:table-count="0" meta:image-count="0" meta:object-count="0" meta:page-count="1" meta:paragraph-count="6" meta:word-count="152" meta:character-count="878" meta:non-whitespace-character-count="732"/>
    <meta:generator>LibreOffice/24.2.7.2$Linux_X86_64 LibreOffice_project/420$Build-2</meta:generator>
  </office:meta>
</office:document-meta>
</file>